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2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un sistema de hacer/rehacer funcione tanto local como en red</text:p>
        </text:list-item>
        <text:list-item>
          <text:p text:style-name="P10">Crear una base para manejar proyect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<text:span text:style-name="T1">rear un sistema de hacer/rehacer funcione tanto local como en red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una base para manejar proyectos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34:25</meta:creation-date>
    <dc:creator>David Cuadrado</dc:creator>
    <dc:date>2007-02-06T16:48:37</dc:date>
    <dc:language>es-CO</dc:language>
    <meta:editing-cycles>12</meta:editing-cycles>
    <meta:editing-duration>PT14M12S</meta:editing-duration>
    <meta:template xlink:type="simple" xlink:actuate="onRequest" xlink:role="template" xlink:href="../../../../.ooo-2.0/user/template/ktoon_plan_de_iteracion.ott" xlink:title="ktoon_plan_de_iteracion" meta:date="2007-02-06T16:34:25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8" meta:word-count="87" meta:character-count="544"/>
  </office:meta>
</office:document-meta>
</file>